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Courier" svg:font-family="Courier" style:font-adornments="Normal"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MUTT ClearlyU Alternate Glyphs Wide" svg:font-family="'MUTT ClearlyU Alternate Glyphs Wide'"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ourier1" svg:font-family="Courier" style:font-family-generic="system" style:font-pitch="variable"/>
    <style:font-face style:name="DejaVu Sans" svg:font-family="'DejaVu Sans'" style:font-family-generic="system" style:font-pitch="variable"/>
    <style:font-face style:name="MUTT ClearlyU Alternate Glyphs Wide1" svg:font-family="'MUTT ClearlyU Alternate Glyphs Wide'" style:font-family-generic="system" style:font-pitch="variable"/>
  </office:font-face-decls>
  <office:automatic-styles>
    <style:style style:name="P1" style:family="paragraph" style:parent-style-name="Standard">
      <style:paragraph-properties fo:line-height="150%" fo:orphans="0" fo:widows="0"/>
      <style:text-properties style:font-name="Courier New1" fo:font-size="11pt" officeooo:rsid="0001984a" officeooo:paragraph-rsid="0001984a" style:font-size-asian="11pt" style:font-size-complex="11pt"/>
    </style:style>
    <style:style style:name="P2" style:family="paragraph" style:parent-style-name="Standard" style:master-page-name="">
      <style:paragraph-properties style:page-number="auto"/>
      <style:text-properties style:font-name="Courier New1" fo:font-size="11pt" officeooo:rsid="0005df52" officeooo:paragraph-rsid="0005df52" style:font-size-asian="11pt" style:font-size-complex="11pt"/>
    </style:style>
    <style:style style:name="P3" style:family="paragraph" style:parent-style-name="Standard">
      <style:text-properties style:font-name="Courier New1" fo:font-size="11pt" officeooo:rsid="0005df52" officeooo:paragraph-rsid="0005df52" style:font-size-asian="11pt" style:font-size-complex="11pt"/>
    </style:style>
    <style:style style:name="P4" style:family="paragraph" style:parent-style-name="Standard">
      <style:text-properties officeooo:rsid="001f24bc" officeooo:paragraph-rsid="000543b8"/>
    </style:style>
    <style:style style:name="P5" style:family="paragraph" style:parent-style-name="Standard">
      <style:text-properties officeooo:rsid="00206f1d" officeooo:paragraph-rsid="000543b8"/>
    </style:style>
    <style:style style:name="P6" style:family="paragraph" style:parent-style-name="Standard">
      <style:text-properties officeooo:rsid="0021d565" officeooo:paragraph-rsid="000543b8"/>
    </style:style>
    <style:style style:name="P7" style:family="paragraph" style:parent-style-name="Header">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style="italic" officeooo:rsid="000286f3" style:font-style-asian="italic" style:font-style-complex="italic"/>
    </style:style>
    <style:style style:name="T3" style:family="text">
      <style:text-properties fo:font-style="italic" officeooo:rsid="000543b8" style:font-style-asian="italic" style:font-style-complex="italic"/>
    </style:style>
    <style:style style:name="T4" style:family="text">
      <style:text-properties fo:font-style="italic" officeooo:rsid="0005df52" style:font-style-asian="italic" style:font-style-complex="italic"/>
    </style:style>
    <style:style style:name="T5" style:family="text">
      <style:text-properties officeooo:rsid="001e3cc7"/>
    </style:style>
    <style:style style:name="T6" style:family="text">
      <style:text-properties officeooo:rsid="00206f1d"/>
    </style:style>
    <style:style style:name="T7" style:family="text">
      <style:text-properties officeooo:rsid="0021a21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atum</text:p>
      <text:p text:style-name="P3">Vater hat die Geduld verloren, vielleicht auch die Hoffnung. Er erwartet, dass ich mir eine Braut nehme. Er hat viele Freunde mit jungen Töchtern, die mir gegeben sein sollen. Alles samt dürre Geschöpfe mit hängenden Köpfen, wie geschlachtete Hühner, gerupft und ausgenommen.</text:p>
      <text:p text:style-name="P3">Mutter behauptet gerne, dass auch sie von der Hand ihres Vaters in die ihres Mannes gegeben worden war und sehr wohl eine eigenständige Frau. Doch Mutter ist eine Magierin, was sie in letzter Zeit zu gerne vergisst. Vielleicht ist der Impuls die Kraft zu nutzen heute in ihr erstorben, doch ich erinnere mich noch an früher, also sie eine junge Frau und herzliche Mutter gewesen war. Sie hatte nicht nur vor Freude, sondern auch vor Magie gesprüht. Wäre Vater nicht ihre Wahl gewesen, hätte sie nie zugelassen, dass man ihr das Eheband anlegte. </text:p>
      <text:p text:style-name="P3">Die Mädchen die mein Vater für mich erwählt hat sind anders, sie sind in der Gewissheit aufgewachsen, dass sie ohne den Schutz eines Mannes verloren seien, dass sie gefallen müssten – um jeden Preis. </text:p>
      <text:p text:style-name="P3"/>
      <text:p text:style-name="P3">Datum</text:p>
      <text:p text:style-name="P3">Sie gefallen mir nicht! Sie werden mir auch nie gefallen! Wieder habe ich Stunden damit verloren in angsterfüllte Augen zu blicken und leisen Stimmchen zu lauschen die alles nachplappern was ich sage, über jedes Wort kichern und sich ständig entschuldigen. Als wir uns verabschiedeten schwammen ihre Augen in ungeweinten Tränen, dabei bin ich es, der weinen möchte. Ich möchte wie ein Schlosshund heulen, mich auf den Boden werfen und mit den Fäusten angesichts dieser Ungerechtigkeit hämmern. Es ist doch mein Leben! Ich will es bestimmen! Doch ich habe genauso viel Angst <text:soft-page-break/>wie die Mädchen. Auch mein Los hängt von dem Willen meines Vaters ab. Ich bin ein hervorragender Buchhalter, ich beherrsche mein Handwerk, doch wenn mein Vater mich aus dem Kontor vertreibt, wird mich kein anderes Haus einstellen und wenn ich selbst gehe, wird dies meinem Vater so viel Schande einbringen, dass es mit meiner Reputation genauso vorüber ist. Ich möchte weinen, wie ein Kind in die Kissen geworfen. </text:p>
      <text:p text:style-name="P3"/>
      <text:p text:style-name="P3">Datum</text:p>
      <text:p text:style-name="P3">Ich lese gerade die Antwort aus dem Haus der Magnolie in Letame. Sie ziehen mich für einen Vertrag in Betracht! Wenn ich die notariel bestätigte Nachfolgeerklärung für das Geschäft vorweisen kann, wird mir sogar eine eingeschränkte Wahl eingeräumt. Damit muss Vater zufrieden sein. Das Magnolienhaus ist das beste Frauenhaus in ganz Eleazar, wenn er behaupten kann, dass sein Sohn dort gewählt hat, wird das seine Geschäftspartner zufriedenstellen. Selbst die, die mir eine ihrer Töchter andrehen wollten. Aber es sind zehn Jahre, zehn Jahre in denen ich ihr verpflichtet sein werde. Zehn. Weniger als ein Leben aber mehr als das, was mir bislang in Freiheit gegeben war. Ich will nicht heiraten, keine Kinder zeugen, den Schein wahren …</text:p>
      <text:p text:style-name="P3"/>
      <text:p text:style-name="P3">Azariahs Feder verharrt über dem Tagebuch. Die Tinte sammelt sich an der Spitze, schwillt wie eine Träne an und fällt dann auf das Papier. Wütend schlägt er das Buch zu und wirft es ohne zu überlegen ins Feuer. Was auch immer er gedacht hatte, wer auch immer er bis zum heutigen Tag gewesen war, ab jetzt durfte es dafür keine Beweise mehr ge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Courier" svg:font-family="Courier" style:font-adornments="Normal"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MUTT ClearlyU Alternate Glyphs Wide" svg:font-family="'MUTT ClearlyU Alternate Glyphs Wide'"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ourier1" svg:font-family="Courier" style:font-family-generic="system" style:font-pitch="variable"/>
    <style:font-face style:name="DejaVu Sans" svg:font-family="'DejaVu Sans'" style:font-family-generic="system" style:font-pitch="variable"/>
    <style:font-face style:name="MUTT ClearlyU Alternate Glyphs Wide1" svg:font-family="'MUTT ClearlyU Alternate Glyphs Wide'"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0.85cm" fo:orphans="0" fo:widows="0" style:page-number="auto"/>
      <style:text-properties style:font-name="Courier New" fo:font-family="'Courier New'" style:font-style-name="Normal" style:font-family-generic="modern" style:font-pitch="fixed" style:letter-kerning="fals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fo:line-height="100%" text:number-lines="false" text:line-number="0">
        <style:tab-stops>
          <style:tab-stop style:position="7.62cm" style:type="center"/>
          <style:tab-stop style:position="15.24cm" style:type="right"/>
        </style:tab-stops>
      </style:paragraph-properties>
      <style:text-properties style:font-name="Times New Roman1" fo:font-family="'Times New Roman'" style:font-style-name="Normal" style:font-family-generic="roman" style:font-pitch="variable" fo:font-size="10.5pt" style:font-size-asian="10.5pt"/>
    </style:style>
    <style:style style:name="Header" style:family="paragraph" style:parent-style-name="Standard" style:class="extra" style:master-page-name="">
      <style:paragraph-properties fo:line-height="100%" style:page-number="auto" text:number-lines="false" text:line-number="0">
        <style:tab-stops>
          <style:tab-stop style:position="7.62cm" style:type="center"/>
          <style:tab-stop style:position="15.24cm" style:type="right"/>
        </style:tab-stops>
      </style:paragraph-properties>
      <style:text-properties style:font-name="Times New Roman1" fo:font-family="'Times New Roman'" style:font-style-name="Normal" style:font-family-generic="roman" style:font-pitch="variable" fo:font-size="10.5pt" style:font-size-asian="10.5pt"/>
    </style:style>
    <style:style style:name="Line_20_numbering" style:display-name="Line numbering" style:family="text">
      <style:text-properties fo:font-size="7pt" style:font-size-asian="10.5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restart-on-page="true"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Header">
      <style:paragraph-properties fo:text-align="justify" style:justify-single-word="false"/>
    </style:style>
    <style:style style:name="MT1" style:family="text">
      <style:text-properties fo:font-style="italic" officeooo:rsid="0005df52" style:font-style-asian="italic" style:font-style-complex="italic"/>
    </style:style>
    <style:style style:name="MT2" style:family="text">
      <style:text-properties fo:font-style="italic" style:font-style-asian="italic" style:font-style-complex="italic"/>
    </style:style>
    <style:style style:name="MT3" style:family="text">
      <style:text-properties fo:font-style="italic" officeooo:rsid="000543b8" style:font-style-asian="italic" style:font-style-complex="italic"/>
    </style:style>
    <style:page-layout style:name="Mpm1">
      <style:page-layout-properties fo:page-width="21.001cm" fo:page-height="29.7cm" style:num-format="1" style:print-orientation="portrait" fo:margin-top="1.199cm" fo:margin-bottom="1.199cm" fo:margin-left="2cm" fo:margin-right="3.76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svg:height="0.699cm" fo:margin-left="0cm" fo:margin-right="0cm" fo:margin-bottom="0.199cm" style:dynamic-spacing="false"/>
      </style:header-style>
      <style:footer-style>
        <style:header-footer-properties svg:height="0.699cm" fo:margin-left="0cm" fo:margin-right="0cm" fo:margin-top="0.199cm" style:dynamic-spacing="false"/>
      </style:footer-style>
    </style:page-layout>
    <style:page-layout style:name="Mpm2">
      <style:page-layout-properties fo:page-width="22.7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Familiengeschichte</text:span><text:span text:style-name="MT2">: </text:span><text:span text:style-name="MT3">B</text:span><text:span text:style-name="MT1">rautschau</text:span><text:tab/><text:tab/>Seite <text:page-number text:select-page="current">2</text:page-number> von <text:page-count>2</text:page-count></text:p>
      </style:header>
      <style:footer>
        <text:p text:style-name="Footer"/>
      </style:footer>
    </style:master-page>
    <style:master-page style:name="Envelo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Linux_X86_64 LibreOffice_project/20m0$Build-1</meta:generator>
    <dc:title>Normseite</dc:title>
    <dc:subject>LIESMICH und Bespiel zur OO Writer Vorlage Normseite</dc:subject>
    <meta:creation-date>2015-10-31T10:27:22.279072808</meta:creation-date>
    <meta:editing-cycles>3</meta:editing-cycles>
    <meta:editing-duration>PT6M2S</meta:editing-duration>
    <dc:date>2017-07-27T15:55:14.304046522</dc:date>
    <meta:document-statistic meta:table-count="0" meta:image-count="0" meta:object-count="0" meta:page-count="2" meta:paragraph-count="10" meta:word-count="516" meta:character-count="3151" meta:non-whitespace-character-count="2640"/>
    <meta:user-defined meta:name="Info 1"/>
    <meta:user-defined meta:name="Info 2"/>
    <meta:user-defined meta:name="Info 3"/>
    <meta:user-defined meta:name="Info 4"/>
  </office:meta>
</office:document-meta>
</file>